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8AF08F7C50CA7DEF.png" manifest:media-type="image/png"/>
  <manifest:file-entry manifest:full-path="Pictures/1000020100000280000001E00850071BB98505C1.png" manifest:media-type="image/png"/>
  <manifest:file-entry manifest:full-path="Pictures/1000020100000280000001E0C3D6349A3A004685.png" manifest:media-type="image/png"/>
  <manifest:file-entry manifest:full-path="Pictures/1000020100000280000001E04C9CF0603D303C28.png" manifest:media-type="image/png"/>
  <manifest:file-entry manifest:full-path="Pictures/1000020100000280000001E074F8C78AA54C7BB5.png" manifest:media-type="image/png"/>
  <manifest:file-entry manifest:full-path="Pictures/1000020100000280000001E08CA54C0A5B48E17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398cm" svg:height="7.036cm" svg:x="1.127cm" svg:y="1.076cm">
          <draw:image xlink:href="Pictures/1000020100000280000001E08CA54C0A5B48E172.png" xlink:type="simple" xlink:show="embed" xlink:actuate="onLoad">
            <text:p/>
          </draw:image>
        </draw:frame>
        <draw:frame draw:style-name="gr1" draw:text-style-name="P1" draw:layer="layout" svg:width="9.398cm" svg:height="7.036cm" svg:x="1.127cm" svg:y="7.553cm">
          <draw:image xlink:href="Pictures/1000020100000280000001E074F8C78AA54C7BB5.png" xlink:type="simple" xlink:show="embed" xlink:actuate="onLoad">
            <text:p/>
          </draw:image>
        </draw:frame>
        <draw:frame draw:style-name="gr1" draw:text-style-name="P1" draw:layer="layout" svg:width="9.398cm" svg:height="7.036cm" svg:x="1cm" svg:y="14.157cm">
          <draw:image xlink:href="Pictures/1000020100000280000001E04C9CF0603D303C28.png" xlink:type="simple" xlink:show="embed" xlink:actuate="onLoad">
            <text:p/>
          </draw:image>
        </draw:frame>
        <draw:frame draw:style-name="gr1" draw:text-style-name="P1" draw:layer="layout" svg:width="9.398cm" svg:height="7.036cm" svg:x="10.315cm" svg:y="1.076cm">
          <draw:image xlink:href="Pictures/1000020100000280000001E0C3D6349A3A004685.png" xlink:type="simple" xlink:show="embed" xlink:actuate="onLoad">
            <text:p/>
          </draw:image>
        </draw:frame>
        <draw:frame draw:style-name="gr1" draw:text-style-name="P1" draw:layer="layout" svg:width="9.398cm" svg:height="7.036cm" svg:x="10.271cm" svg:y="7.553cm">
          <draw:image xlink:href="Pictures/1000020100000280000001E00850071BB98505C1.png" xlink:type="simple" xlink:show="embed" xlink:actuate="onLoad">
            <text:p/>
          </draw:image>
        </draw:frame>
        <draw:frame draw:style-name="gr1" draw:text-style-name="P1" draw:layer="layout" svg:width="9.398cm" svg:height="7.036cm" svg:x="10.222cm" svg:y="14.183cm">
          <draw:image xlink:href="Pictures/1000020100000280000001E08AF08F7C50CA7DE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3cm" fo:page-height="22.6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19:36:21.480575472</meta:creation-date>
    <dc:date>2018-10-31T20:00:41.175946388</dc:date>
    <meta:editing-duration>PT23M4S</meta:editing-duration>
    <meta:editing-cycles>5</meta:editing-cycles>
    <meta:generator>LibreOffice/6.0.2.1$Linux_X86_64 LibreOffice_project/f7f06a8f319e4b62f9bc5095aa112a65d2f3ac89</meta:generator>
    <meta:document-statistic meta:object-count="6"/>
  </office:meta>
</office:document-meta>
</file>